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opacity="20%" draw:textarea-horizontal-align="justify" draw:textarea-vertical-align="top" draw:auto-grow-height="false" draw:shadow-opacity="20%"/>
    </style:style>
    <style:style style:name="gr2" style:family="graphic" style:parent-style-name="standard">
      <style:graphic-properties draw:fill-color="#e6ff00" draw:opacity="20%" draw:textarea-horizontal-align="justify" draw:textarea-vertical-align="top" draw:auto-grow-height="false" draw:shadow-opacity="2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23ff23" draw:opacity="20%" draw:textarea-horizontal-align="justify" draw:textarea-vertical-align="top" draw:auto-grow-height="false" draw:shadow-opacity="20%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4cm" svg:height="4.045cm" svg:x="8cm" svg:y="5cm">
          <text:p text:style-name="P1">JMS-Connecto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4.892cm" svg:height="3.9cm" svg:x="1.3cm" svg:y="11.3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892cm" svg:height="7.563cm" svg:x="1.308cm" svg:y="3.237cm">
          <text:p text:style-name="P1">Aktore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.107cm" svg:x="1.5cm" svg:y="6.926cm">
          <text:p text:style-name="P1">Assemb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5cm" svg:height="1.107cm" svg:x="1.5cm" svg:y="5.635cm">
          <text:p text:style-name="P1">Chec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5cm" svg:height="1.107cm" svg:x="1.5cm" svg:y="4.344cm">
          <text:p text:style-name="P1">Suppl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5cm" svg:height="1.106cm" svg:x="1.5cm" svg:y="9.509cm">
          <text:p text:style-name="P1">Hand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5cm" svg:height="1.107cm" svg:x="1.5cm" svg:y="8.217cm">
          <text:p text:style-name="P1">Deliver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6.4cm" svg:height="3.9cm" svg:x="8cm" svg:y="11.3cm">
          <text:p text:style-name="P1">XVSM-Conne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3.669cm" svg:height="3.689cm" svg:x="15.9cm" svg:y="5.2cm">
          <text:p text:style-name="P1">Queues</text:p>
          <text:p text:style-name="P1">Top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3.669cm" svg:height="3.689cm" svg:x="15.9cm" svg:y="11.411cm">
          <text:p text:style-name="P1">Contain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5cm" svg:height="1.3cm" svg:x="1.492cm" svg:y="12.229cm">
          <text:p text:style-name="P1">Fabri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5cm" svg:height="1.301cm" svg:x="1.492cm" svg:y="13.714cm">
          <text:p text:style-name="P1">Großhändl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4.4cm" svg:y1="7.023cm" svg:x2="15.9cm" svg:y2="7.044cm" draw:start-shape="id1" draw:start-glue-point="7" draw:end-shape="id2" svg:d="m14400 7023 1500 21">
          <text:p/>
        </draw:connector>
        <draw:connector draw:style-name="gr5" draw:text-style-name="P1" draw:layer="layout" draw:type="line" svg:x1="14.4cm" svg:y1="13.25cm" svg:x2="15.9cm" svg:y2="13.256cm" draw:start-shape="id3" draw:start-glue-point="7" draw:end-shape="id4" draw:end-glue-point="6" svg:d="m14400 13250 1500 6">
          <text:p/>
        </draw:connector>
        <draw:connector draw:style-name="gr5" draw:text-style-name="P1" draw:layer="layout" draw:type="line" svg:x1="6.192cm" svg:y1="13.25cm" svg:x2="8cm" svg:y2="13.25cm" draw:start-shape="id5" draw:start-glue-point="1" draw:end-shape="id3" svg:d="m6192 13250h1808">
          <text:p/>
        </draw:connector>
        <draw:connector draw:style-name="gr5" draw:text-style-name="P1" draw:layer="layout" draw:type="line" svg:x1="6.192cm" svg:y1="13.25cm" svg:x2="8cm" svg:y2="7.022cm" draw:start-shape="id5" draw:start-glue-point="1" draw:end-shape="id1" svg:d="m6192 13250 1808-6228">
          <text:p/>
        </draw:connector>
        <draw:connector draw:style-name="gr5" draw:text-style-name="P1" draw:layer="layout" draw:type="line" svg:x1="6.2cm" svg:y1="7.018cm" svg:x2="8cm" svg:y2="13.25cm" draw:start-shape="id6" draw:start-glue-point="1" draw:end-shape="id3" draw:end-glue-point="5" svg:d="m6200 7018 1800 6232">
          <text:p/>
        </draw:connector>
        <draw:connector draw:style-name="gr5" draw:text-style-name="P1" draw:layer="layout" draw:type="line" svg:x1="6.2cm" svg:y1="7.018cm" svg:x2="8cm" svg:y2="7.022cm" draw:start-shape="id6" draw:start-glue-point="1" draw:end-shape="id1" svg:d="m6200 7018 1800 4">
          <text:p/>
        </draw:connector>
        <draw:custom-shape draw:style-name="gr3" draw:text-style-name="P1" draw:layer="layout" svg:width="6cm" svg:height="0.738cm" svg:x="8.2cm" svg:y="6.44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0.738cm" svg:x="8.2cm" svg:y="7.307cm">
          <text:p text:style-name="P1">DistributorConnec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0.738cm" svg:x="8.2cm" svg:y="8.145cm">
          <text:p text:style-name="P1">StockConnec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0.738cm" svg:x="8.2cm" svg:y="12.562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0.738cm" svg:x="8.2cm" svg:y="13.4cm">
          <text:p text:style-name="P1">DistributorConnec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0.738cm" svg:x="8.2cm" svg:y="14.262cm">
          <text:p text:style-name="P1">StockConnec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4T18:47:08.40</meta:creation-date>
    <dc:date>2014-06-14T19:00:48.98</dc:date>
    <meta:editing-duration>PT8M58S</meta:editing-duration>
    <meta:editing-cycles>2</meta:editing-cycles>
    <meta:generator>OpenOffice/4.0.0$Win32 OpenOffice.org_project/400m3$Build-9702</meta:generator>
    <meta:document-statistic meta:object-count="25"/>
  </office:meta>
</office:document-meta>
</file>